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205f16"/>
    </style:style>
    <style:style style:name="P3" style:family="paragraph" style:parent-style-name="Standard">
      <style:text-properties officeooo:rsid="00156149" officeooo:paragraph-rsid="00c107ba"/>
    </style:style>
    <style:style style:name="P4" style:family="paragraph" style:parent-style-name="Standard">
      <style:text-properties officeooo:rsid="00156149" officeooo:paragraph-rsid="017596dd"/>
    </style:style>
    <style:style style:name="P5" style:family="paragraph" style:parent-style-name="Standard">
      <style:text-properties officeooo:rsid="00156149" officeooo:paragraph-rsid="018b8259"/>
    </style:style>
    <style:style style:name="P6" style:family="paragraph" style:parent-style-name="Standard">
      <style:text-properties officeooo:rsid="00156149" officeooo:paragraph-rsid="018b8378"/>
    </style:style>
    <style:style style:name="P7" style:family="paragraph" style:parent-style-name="Standard">
      <style:text-properties officeooo:rsid="00156149" officeooo:paragraph-rsid="018d0dc6"/>
    </style:style>
    <style:style style:name="P8" style:family="paragraph" style:parent-style-name="Standard">
      <style:text-properties officeooo:rsid="00156149" officeooo:paragraph-rsid="018e9f07"/>
    </style:style>
    <style:style style:name="P9" style:family="paragraph" style:parent-style-name="Standard">
      <style:text-properties officeooo:rsid="00156149" officeooo:paragraph-rsid="018fe251"/>
    </style:style>
    <style:style style:name="P10" style:family="paragraph" style:parent-style-name="Standard">
      <style:text-properties officeooo:rsid="00156149" officeooo:paragraph-rsid="01912606"/>
    </style:style>
    <style:style style:name="P11" style:family="paragraph" style:parent-style-name="Standard">
      <style:text-properties officeooo:rsid="00156149" officeooo:paragraph-rsid="019327c6"/>
    </style:style>
    <style:style style:name="P12" style:family="paragraph" style:parent-style-name="Standard">
      <style:text-properties officeooo:rsid="00156149" officeooo:paragraph-rsid="01953a52"/>
    </style:style>
    <style:style style:name="P13" style:family="paragraph" style:parent-style-name="Standard">
      <style:text-properties officeooo:rsid="00156149" officeooo:paragraph-rsid="019e5da8"/>
    </style:style>
    <style:style style:name="P14" style:family="paragraph" style:parent-style-name="Standard">
      <style:text-properties officeooo:rsid="0022304a" officeooo:paragraph-rsid="0022304a"/>
    </style:style>
    <style:style style:name="P15" style:family="paragraph" style:parent-style-name="Standard">
      <style:text-properties officeooo:rsid="018c9b1d" officeooo:paragraph-rsid="0198c7ec"/>
    </style:style>
    <style:style style:name="P16" style:family="paragraph" style:parent-style-name="Standard">
      <style:text-properties officeooo:rsid="018c9b1d" officeooo:paragraph-rsid="019d983b"/>
    </style:style>
    <style:style style:name="P17" style:family="paragraph" style:parent-style-name="Standard">
      <style:text-properties officeooo:rsid="019e5da8" officeooo:paragraph-rsid="019e5da8"/>
    </style:style>
    <style:style style:name="P18" style:family="paragraph" style:parent-style-name="Standard">
      <style:text-properties officeooo:rsid="0022304a" officeooo:paragraph-rsid="01a2829f"/>
    </style:style>
    <style:style style:name="P19" style:family="paragraph" style:parent-style-name="Standard">
      <style:text-properties officeooo:rsid="0022304a" officeooo:paragraph-rsid="0022304a"/>
    </style:style>
    <style:style style:name="P20" style:family="paragraph" style:parent-style-name="Standard">
      <style:text-properties officeooo:rsid="0022304a" officeooo:paragraph-rsid="01ad5aed"/>
    </style:style>
    <style:style style:name="P21" style:family="paragraph" style:parent-style-name="Standard">
      <style:text-properties officeooo:rsid="00156149" officeooo:paragraph-rsid="018e9f07"/>
    </style:style>
    <style:style style:name="P22" style:family="paragraph" style:parent-style-name="Standard">
      <style:text-properties officeooo:rsid="00156149" officeooo:paragraph-rsid="01a4a253"/>
    </style:style>
    <style:style style:name="P23" style:family="paragraph" style:parent-style-name="Standard">
      <style:text-properties officeooo:rsid="00156149" officeooo:paragraph-rsid="01912606"/>
    </style:style>
    <style:style style:name="P24" style:family="paragraph" style:parent-style-name="Standard">
      <style:text-properties officeooo:rsid="00156149" officeooo:paragraph-rsid="018fe251"/>
    </style:style>
    <style:style style:name="P25" style:family="paragraph" style:parent-style-name="Standard">
      <style:text-properties officeooo:rsid="00156149" officeooo:paragraph-rsid="01a6999b"/>
    </style:style>
    <style:style style:name="P26" style:family="paragraph" style:parent-style-name="Standard">
      <style:text-properties officeooo:rsid="00156149" officeooo:paragraph-rsid="018b8259"/>
    </style:style>
    <style:style style:name="P27" style:family="paragraph" style:parent-style-name="Standard">
      <style:text-properties officeooo:rsid="00156149" officeooo:paragraph-rsid="01aa75c1"/>
    </style:style>
    <style:style style:name="P28" style:family="paragraph" style:parent-style-name="Standard">
      <style:text-properties officeooo:rsid="00156149" officeooo:paragraph-rsid="01abe59d"/>
    </style:style>
    <style:style style:name="P29" style:family="paragraph" style:parent-style-name="Standard">
      <style:text-properties officeooo:rsid="00156149" officeooo:paragraph-rsid="019327c6"/>
    </style:style>
    <style:style style:name="P30" style:family="paragraph" style:parent-style-name="Standard">
      <style:text-properties officeooo:rsid="00156149" officeooo:paragraph-rsid="01aee7c8"/>
    </style:style>
    <style:style style:name="P31" style:family="paragraph" style:parent-style-name="Standard">
      <style:text-properties officeooo:rsid="00156149" officeooo:paragraph-rsid="018d0dc6"/>
    </style:style>
    <style:style style:name="P32" style:family="paragraph" style:parent-style-name="Standard">
      <style:text-properties officeooo:rsid="00156149" officeooo:paragraph-rsid="01ba50f9"/>
    </style:style>
    <style:style style:name="P33" style:family="paragraph" style:parent-style-name="Standard">
      <style:text-properties officeooo:rsid="00156149" officeooo:paragraph-rsid="01bc0c74"/>
    </style:style>
    <style:style style:name="P34" style:family="paragraph" style:parent-style-name="Standard">
      <style:text-properties officeooo:rsid="00156149" officeooo:paragraph-rsid="01abe59d" fo:background-color="#ffff00"/>
    </style:style>
    <style:style style:name="P35" style:family="paragraph" style:parent-style-name="Standard">
      <style:text-properties officeooo:rsid="018c9b1d" officeooo:paragraph-rsid="01912606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17596dd"/>
    </style:style>
    <style:style style:name="T4" style:family="text">
      <style:text-properties officeooo:rsid="018b8259"/>
    </style:style>
    <style:style style:name="T5" style:family="text">
      <style:text-properties officeooo:rsid="018b8378"/>
    </style:style>
    <style:style style:name="T6" style:family="text">
      <style:text-properties officeooo:rsid="018e9f07"/>
    </style:style>
    <style:style style:name="T7" style:family="text">
      <style:text-properties officeooo:rsid="018fe251"/>
    </style:style>
    <style:style style:name="T8" style:family="text">
      <style:text-properties officeooo:rsid="01931809"/>
    </style:style>
    <style:style style:name="T9" style:family="text">
      <style:text-properties officeooo:rsid="0195e778"/>
    </style:style>
    <style:style style:name="T10" style:family="text">
      <style:text-properties officeooo:rsid="02920b1f"/>
    </style:style>
    <style:style style:name="T11" style:family="text">
      <style:text-properties officeooo:rsid="028dff08"/>
    </style:style>
    <style:style style:name="T12" style:family="text">
      <style:text-properties officeooo:rsid="019e5da8"/>
    </style:style>
    <style:style style:name="T13" style:family="text">
      <style:text-properties officeooo:rsid="01a2829f"/>
    </style:style>
    <style:style style:name="T14" style:family="text">
      <style:text-properties officeooo:rsid="01a4a253"/>
    </style:style>
    <style:style style:name="T15" style:family="text">
      <style:text-properties officeooo:rsid="01a6999b"/>
    </style:style>
    <style:style style:name="T16" style:family="text">
      <style:text-properties officeooo:rsid="01aa75c1"/>
    </style:style>
    <style:style style:name="T17" style:family="text">
      <style:text-properties officeooo:rsid="01abe59d"/>
    </style:style>
    <style:style style:name="T18" style:family="text">
      <style:text-properties officeooo:rsid="01abe59d" fo:background-color="#ffff00" loext:char-shading-value="0"/>
    </style:style>
    <style:style style:name="T19" style:family="text">
      <style:text-properties officeooo:rsid="01ad5aed"/>
    </style:style>
    <style:style style:name="T20" style:family="text">
      <style:text-properties officeooo:rsid="01aee7c8"/>
    </style:style>
    <style:style style:name="T21" style:family="text">
      <style:text-properties officeooo:rsid="01ba50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,李军滔</text:p>
      <text:p text:style-name="P1"/>
      <text:p text:style-name="P1"/>
      <text:p text:style-name="P1">模块名:资金流水</text:p>
      <text:p text:style-name="P1"><text:tab/>导航下拉名_1:资金流水管理</text:p>
      <text:p text:style-name="P4"><text:bookmark-start text:name="__DdeLink__679_500813241"/><text:tab/><text:tab/>导航名_<text:span text:style-name="T3">1</text:span>:资金流水记录</text:p>
      <text:p text:style-name="P1"><text:bookmark-start text:name="__DdeLink__24_788133827"/><text:tab/><text:tab/><text:tab/>功能名字_1:列表 <text:s/>功能类型:网格<text:bookmark-end text:name="__DdeLink__24_788133827"/></text:p>
      <text:p text:style-name="P1"><text:tab/><text:tab/><text:tab/><text:tab/>字段名称_1:日期</text:p>
      <text:p text:style-name="P1"><text:tab/><text:tab/><text:tab/><text:tab/>字段名称_2:地区</text:p>
      <text:p text:style-name="P1"><text:tab/><text:tab/><text:tab/><text:tab/>字段名称_3:项目组</text:p>
      <text:p text:style-name="P5"><text:tab/><text:tab/><text:tab/><text:tab/>字段名称_<text:span text:style-name="T4">4</text:span>:项目名称</text:p>
      <text:p text:style-name="P5"><text:tab/><text:tab/><text:tab/><text:tab/>字段名称_<text:span text:style-name="T4">5</text:span>:摘要</text:p>
      <text:p text:style-name="P5"><text:tab/><text:tab/><text:tab/><text:tab/>字段名称_<text:span text:style-name="T4">6</text:span>:收入<text:span text:style-name="T13">(借方)</text:span></text:p>
      <text:p text:style-name="P5"><text:tab/><text:tab/><text:tab/><text:tab/>字段名称_<text:span text:style-name="T4">7</text:span>:支出<text:span text:style-name="T13">(贷方)</text:span></text:p>
      <text:p text:style-name="P5"><text:tab/><text:tab/><text:tab/><text:tab/>字段名称_<text:span text:style-name="T4">8</text:span>:金额</text:p>
      <text:p text:style-name="P27"><text:tab/><text:tab/><text:tab/><text:tab/>字段名称_<text:span text:style-name="T16">9</text:span>:账户来源</text:p>
      <text:p text:style-name="P1"><text:tab/><text:tab/><text:tab/><text:tab/>隐藏字段_<text:span text:style-name="T17">10</text:span>:id编号<text:bookmark-end text:name="__DdeLink__679_500813241"/></text:p>
      <text:p text:style-name="P1"><text:tab/><text:tab/><text:tab/>功能名称_2:添加 功能类型:编辑</text:p>
      <text:p text:style-name="P6"><text:bookmark-start text:name="__DdeLink__669_500813241"/><text:bookmark-start text:name="__DdeLink__671_500813241"/><text:tab/><text:tab/><text:tab/><text:tab/>字段名称_1:日期<text:tab/><text:tab/>标签类型:日期框 <text:span text:style-name="T1"><text:s/></text:span>必填</text:p>
      <text:p text:style-name="P6"><text:tab/><text:tab/><text:tab/><text:tab/>字段名称_2:地区<text:tab/><text:tab/>标签类型:单选下拉框 可编辑 <text:span text:style-name="T1"><text:s/></text:span>必填</text:p>
      <text:p text:style-name="P6"><text:tab/><text:tab/><text:tab/><text:tab/>字段名称_3:项目组<text:tab/><text:tab/>标签类型:单选下拉框 可编辑 <text:span text:style-name="T1"><text:s/></text:span>必填</text:p>
      <text:p text:style-name="P6"><text:tab/><text:tab/><text:tab/><text:tab/>字段名称_<text:span text:style-name="T4">4</text:span>:项目名称<text:tab/><text:tab/>标签类型:单选下拉框 可编辑 <text:span text:style-name="T1"><text:s/></text:span>必填</text:p>
      <text:p text:style-name="P6"><text:tab/><text:tab/><text:tab/><text:tab/>字段名称_<text:span text:style-name="T4">5</text:span>:摘要<text:tab/><text:tab/>标签类型:文本框 <text:span text:style-name="T1"><text:s/></text:span>必填</text:p>
      <text:p text:style-name="P6"><text:tab/><text:tab/><text:tab/><text:tab/>字段名称_<text:span text:style-name="T4">6</text:span>:收入<text:span text:style-name="T13">(借方)</text:span><text:tab/>标签类型:数字框<text:span text:style-name="T1"> </text:span>必填</text:p>
      <text:p text:style-name="P11"><text:tab/><text:tab/><text:tab/><text:tab/>字段名称_<text:span text:style-name="T4">7</text:span>:支出<text:span text:style-name="T13">(贷方)</text:span><text:tab/>标签类型:数字框<text:span text:style-name="T1"> <text:s text:c="2"/></text:span>必填<text:bookmark-end text:name="__DdeLink__669_500813241"/><text:bookmark-end text:name="__DdeLink__671_500813241"/></text:p>
      <text:p text:style-name="P28"><text:tab/><text:tab/><text:tab/><text:tab/>字段名称_<text:span text:style-name="T17">8</text:span>:账户来源<text:tab/><text:tab/>标签类型:下拉框<text:span text:style-name="T1"> <text:s text:c="2"/></text:span>必填<text:span text:style-name="T17">(可编辑)</text:span><text:span text:style-name="T18">(前端给个提示:<text:tab/><text:tab/><text:tab/><text:tab/>手动输入时的格式为:一级科目名称-二级科目名称-三级科目名称,</text:span></text:p>
      <text:p text:style-name="P34"><text:span text:style-name="T17"><text:tab/><text:tab/><text:tab/><text:tab/>例如:银行存款-基本户-招商银行北京北三环支行)</text:span></text:p>
      <text:p text:style-name="P2"><text:tab/><text:tab/><text:tab/>功能名称_<text:span text:style-name="T2">3</text:span>:编辑 功能类型:编辑</text:p>
      <text:p text:style-name="P6"><text:tab/><text:tab/><text:tab/><text:tab/>字段名称_1:日期<text:tab/><text:tab/>标签类型:日期框 <text:span text:style-name="T1"><text:s/></text:span>必填</text:p>
      <text:p text:style-name="P6"><text:tab/><text:tab/><text:tab/><text:tab/>字段名称_2:地区<text:tab/><text:tab/>标签类型:单选下拉框 可编辑 <text:span text:style-name="T1"><text:s/></text:span>必填</text:p>
      <text:p text:style-name="P6"><text:tab/><text:tab/><text:tab/><text:tab/>字段名称_3:项目组<text:tab/><text:tab/>标签类型:单选下拉框 可编辑 <text:span text:style-name="T1"><text:s/></text:span>必填</text:p>
      <text:p text:style-name="P6"><text:tab/><text:tab/><text:tab/><text:tab/>字段名称_<text:span text:style-name="T4">4</text:span>:项目名称<text:tab/><text:tab/>标签类型:单选下拉框 可编辑 <text:span text:style-name="T1"><text:s/></text:span>必填</text:p>
      <text:p text:style-name="P6"><text:tab/><text:tab/><text:tab/><text:tab/>字段名称_<text:span text:style-name="T4">5</text:span>:摘要<text:tab/><text:tab/>标签类型:文本框 <text:span text:style-name="T1"><text:s/></text:span>必填</text:p>
      <text:p text:style-name="P11"><text:tab/><text:tab/><text:tab/><text:tab/>字段名称_<text:span text:style-name="T4">6</text:span>:收入<text:span text:style-name="T13">(借方)</text:span><text:tab/>标签类型:数字框 <text:span text:style-name="T1"><text:s/></text:span>必填</text:p>
      <text:p text:style-name="P11"><text:tab/><text:tab/><text:tab/><text:tab/>字段名称_<text:span text:style-name="T4">7</text:span>:支出<text:span text:style-name="T13">(贷方)</text:span><text:tab/>标签类型:数字框<text:span text:style-name="T1"> <text:s/></text:span>必填</text:p>
      <text:p text:style-name="P28"><text:tab/><text:tab/><text:tab/><text:tab/>字段名称_<text:span text:style-name="T17">8</text:span>:账户来源<text:tab/><text:tab/>标签类型:下拉框<text:span text:style-name="T1"> <text:s text:c="2"/></text:span>必填<text:span text:style-name="T17">(可编辑)</text:span><text:span text:style-name="T18">(前端给个提示:<text:tab/><text:tab/><text:tab/><text:tab/>手动输入时的格式为:一级科目名称-二级科目名称-三级科目名称,</text:span></text:p>
      <text:p text:style-name="P34"><text:span text:style-name="T17"><text:tab/><text:tab/><text:tab/><text:tab/>例如:银行存款-基本户-招商银行北京北三环支行)</text:span></text:p>
      <text:p text:style-name="P3"><text:tab/><text:tab/><text:tab/><text:tab/>隐藏字段_<text:span text:style-name="T5">9</text:span>:id</text:p>
      <text:p text:style-name="P18"><text:tab/><text:tab/><text:tab/>功能名称_4:删除 功能类型: 删除</text:p>
      <text:p text:style-name="P14"><text:tab/><text:tab/><text:tab/> <text:s text:c="7"/>提示:确定要删除这条数据么！</text:p>
      <text:p text:style-name="P18"><text:tab/><text:tab/><text:tab/>功能名称_<text:span text:style-name="T13">5</text:span>:导出 </text:p>
      <text:p text:style-name="P18"><text:soft-page-break/><text:tab/><text:tab/><text:tab/><text:tab/>字段名称_<text:span text:style-name="T19">1:账户来源 <text:s text:c="2"/>字段类型:下拉框 <text:s/>不可编辑 必填</text:span></text:p>
      <text:p text:style-name="P18"><text:tab/><text:tab/><text:tab/> <text:s/></text:p>
      <text:p text:style-name="P18"><text:tab/><text:tab/><text:tab/>功能名称_<text:span text:style-name="T13">6</text:span>:导入资金流水 </text:p>
      <text:p text:style-name="P18"><text:tab/><text:tab/><text:tab/> <text:s text:c="7"/>提示:点击之后跳到列表</text:p>
      <text:p text:style-name="P18"/>
      <text:p text:style-name="P20"><text:tab/><text:tab/><text:tab/>功能名称_<text:span text:style-name="T19">7</text:span>:搜索 </text:p>
      <text:p text:style-name="P20"><text:tab/><text:tab/><text:tab/> <text:s text:c="7"/>字段名称_<text:span text:style-name="T19">1:账户来源 <text:s text:c="2"/>字段类型:文本框 </text:span></text:p>
      <text:p text:style-name="P14"><text:tab/><text:tab/><text:tab/><text:tab/></text:p>
      <text:p text:style-name="P14"/>
      <text:p text:style-name="P14"/>
      <text:p text:style-name="P14"><text:tab/><text:tab/></text:p>
      <text:p text:style-name="P30"><text:s/><text:tab/><text:tab/>导航名_<text:span text:style-name="T20">2</text:span>:月份汇总</text:p>
      <text:p text:style-name="P7"><text:bookmark-start text:name="__DdeLink__24_7881338271"/><text:tab/><text:tab/><text:tab/>功能名字_<text:span text:style-name="T20">1</text:span>:月份汇总 <text:s/>功能类型<text:bookmark-end text:name="__DdeLink__24_7881338271"/></text:p>
      <text:p text:style-name="P7"><text:tab/><text:tab/><text:tab/><text:tab/>搜索字段:</text:p>
      <text:p text:style-name="P8"><text:bookmark-start text:name="__DdeLink__350_1020848977"/><text:tab/><text:tab/><text:tab/><text:tab/><text:tab/><text:tab/>字段名称_<text:span text:style-name="T6">1:年份<text:tab/></text:span>标签类型:数<text:span text:style-name="T6">字</text:span>框 <text:span text:style-name="T1"><text:s/></text:span>必填</text:p>
      <text:p text:style-name="P12"><text:tab/><text:tab/><text:tab/><text:tab/><text:tab/><text:tab/>字段名称_<text:span text:style-name="T9">2:月份<text:tab/></text:span>标签类型:数<text:span text:style-name="T6">字</text:span>框<text:span text:style-name="T6">(1-12)</text:span> <text:span text:style-name="T1"><text:s/></text:span>必填<text:bookmark-end text:name="__DdeLink__350_1020848977"/></text:p>
      <text:p text:style-name="P8"><text:tab/><text:tab/><text:tab/><text:tab/>表<text:span text:style-name="T14">头</text:span>字段:</text:p>
      <text:p text:style-name="P22"><text:tab/><text:tab/><text:tab/><text:tab/><text:tab/><text:tab/>字段名称_1:<text:span text:style-name="T14">年</text:span>份</text:p>
      <text:p text:style-name="P7"><text:tab/><text:tab/><text:tab/><text:tab/><text:tab/><text:tab/>字段名称_<text:span text:style-name="T14">2</text:span>:月份</text:p>
      <text:p text:style-name="P7"><text:tab/><text:tab/><text:tab/><text:tab/><text:tab/><text:tab/>字段名称_<text:span text:style-name="T14">3</text:span>:上月余额</text:p>
      <text:p text:style-name="P7"><text:tab/><text:tab/><text:tab/><text:tab/><text:tab/><text:tab/>字段名称_<text:span text:style-name="T14">4</text:span>:收入<text:span text:style-name="T14">(借方)</text:span></text:p>
      <text:p text:style-name="P7"><text:tab/><text:tab/><text:tab/><text:tab/><text:tab/><text:tab/>字段名称_<text:span text:style-name="T14">5</text:span>:支出<text:span text:style-name="T14">(贷方)</text:span></text:p>
      <text:p text:style-name="P7"><text:tab/><text:tab/><text:tab/><text:tab/><text:tab/><text:tab/>字段名称_<text:span text:style-name="T14">6</text:span>:本月余额</text:p>
      <text:p text:style-name="P7"><text:tab/><text:tab/><text:tab/><text:tab/><text:tab/><text:tab/>字段名称_<text:span text:style-name="T20">7:本月发生额</text:span></text:p>
      <text:p text:style-name="P30"><text:tab/><text:tab/>导航名_<text:span text:style-name="T20">3</text:span>:条件汇总</text:p>
      <text:p text:style-name="P8"><text:bookmark-start text:name="__DdeLink__24_78813382711"/><text:tab/><text:tab/><text:tab/>功能名字_<text:span text:style-name="T20">1</text:span>:地区汇总 <text:s/>功能类型<text:bookmark-end text:name="__DdeLink__24_78813382711"/></text:p>
      <text:p text:style-name="P8"><text:tab/><text:tab/><text:tab/><text:tab/>搜索字段:<text:bookmark-start text:name="__DdeLink__352_1020848977"/><text:bookmark-end text:name="__DdeLink__352_1020848977"/></text:p>
      <text:p text:style-name="P8"><text:tab/><text:tab/><text:tab/><text:tab/><text:tab/><text:tab/>字段名称_<text:span text:style-name="T14">1:地区<text:tab/></text:span>标签类型:单选下拉框 可编辑 必填</text:p>
      <text:p text:style-name="P33"><text:tab/><text:tab/><text:tab/><text:tab/><text:tab/><text:tab/>字段名称_<text:span text:style-name="T21">2:年份<text:tab/></text:span>标签类型:数<text:span text:style-name="T6">字</text:span>框 <text:span text:style-name="T1"><text:s/></text:span>必填</text:p>
      <text:p text:style-name="P33"><text:tab/><text:tab/><text:tab/><text:tab/><text:tab/><text:tab/>字段名称_<text:span text:style-name="T21">3:月份<text:tab/></text:span>标签类型:数<text:span text:style-name="T6">字</text:span>框<text:span text:style-name="T6">(1-12)</text:span> <text:span text:style-name="T1"><text:s/></text:span>必填</text:p>
      <text:p text:style-name="P8"><text:tab/><text:tab/><text:tab/><text:tab/>表<text:span text:style-name="T14">头</text:span>字段:</text:p>
      <text:p text:style-name="P8"><text:tab/><text:tab/><text:tab/><text:tab/><text:tab/><text:tab/>字段名称_1:日期</text:p>
      <text:p text:style-name="P8"><text:tab/><text:tab/><text:tab/><text:tab/><text:tab/><text:tab/>字段名称_2:地区</text:p>
      <text:p text:style-name="P8"><text:tab/><text:tab/><text:tab/><text:tab/><text:tab/><text:tab/>字段名称_<text:span text:style-name="T14">3</text:span>:收入<text:span text:style-name="T14">(借方)</text:span></text:p>
      <text:p text:style-name="P8"><text:tab/><text:tab/><text:tab/><text:tab/><text:tab/><text:tab/>字段名称_<text:span text:style-name="T14">4</text:span>:支出<text:span text:style-name="T14">(贷方)</text:span></text:p>
      <text:p text:style-name="P22"><text:tab/><text:tab/><text:tab/>功能名字_<text:span text:style-name="T20">2</text:span>:项目<text:span text:style-name="T14">组</text:span>汇总 <text:s/>功能类型</text:p>
      <text:p text:style-name="P22"><text:tab/><text:tab/><text:tab/><text:tab/>搜索字段:<text:bookmark text:name="__DdeLink__352_10208489771"/></text:p>
      <text:p text:style-name="P22"><text:tab/><text:tab/><text:tab/><text:tab/><text:tab/><text:tab/>字段名称_<text:span text:style-name="T14">1:</text:span>项目<text:span text:style-name="T14">组<text:tab/></text:span>标签类型:单选下拉框 可编辑 必填</text:p>
      <text:p text:style-name="P32"><text:tab/><text:tab/><text:tab/><text:tab/><text:tab/><text:tab/>字段名称_<text:span text:style-name="T21">2:年份<text:tab/></text:span>标签类型:数<text:span text:style-name="T6">字</text:span>框 <text:span text:style-name="T1"><text:s/></text:span>必填</text:p>
      <text:p text:style-name="P32"><text:tab/><text:tab/><text:tab/><text:tab/><text:tab/><text:tab/>字段名称_<text:span text:style-name="T21">3:月份<text:tab/></text:span>标签类型:数<text:span text:style-name="T6">字</text:span>框<text:span text:style-name="T6">(1-12)</text:span> <text:span text:style-name="T1"><text:s/></text:span>必填</text:p>
      <text:p text:style-name="P22"><text:tab/><text:tab/><text:tab/><text:tab/>表<text:span text:style-name="T14">头</text:span>字段:</text:p>
      <text:p text:style-name="P22"><text:tab/><text:tab/><text:tab/><text:tab/><text:tab/><text:tab/>字段名称_1:日期</text:p>
      <text:p text:style-name="P22"><text:tab/><text:tab/><text:tab/><text:tab/><text:tab/><text:tab/>字段名称_2:项目<text:span text:style-name="T14">组</text:span></text:p>
      <text:p text:style-name="P22"><text:tab/><text:tab/><text:tab/><text:tab/><text:tab/><text:tab/>字段名称_<text:span text:style-name="T14">3</text:span>:收入<text:span text:style-name="T14">(借方)</text:span></text:p>
      <text:p text:style-name="P22"><text:soft-page-break/><text:tab/><text:tab/><text:tab/><text:tab/><text:tab/><text:tab/>字段名称_<text:span text:style-name="T14">4</text:span>:支出<text:span text:style-name="T14">(贷方)</text:span></text:p>
      <text:p text:style-name="P22"><text:tab/><text:tab/><text:tab/>功能名字_<text:span text:style-name="T20">3</text:span>:项目名称汇总 <text:s/>功能类型</text:p>
      <text:p text:style-name="P22"><text:tab/><text:tab/><text:tab/><text:tab/>搜索字段:<text:bookmark text:name="__DdeLink__352_10208489772"/></text:p>
      <text:p text:style-name="P32"><text:tab/><text:tab/><text:tab/><text:tab/><text:tab/><text:tab/>字段名称_<text:span text:style-name="T14">1:</text:span>项目名称<text:span text:style-name="T14"><text:tab/></text:span>标签类型:单选下拉框 可编辑 必填</text:p>
      <text:p text:style-name="P32"><text:tab/><text:tab/><text:tab/><text:tab/><text:tab/><text:tab/>字段名称_<text:span text:style-name="T21">2:年份<text:tab/></text:span>标签类型:数<text:span text:style-name="T6">字</text:span>框 <text:span text:style-name="T1"><text:s/></text:span>必填</text:p>
      <text:p text:style-name="P32"><text:tab/><text:tab/><text:tab/><text:tab/><text:tab/><text:tab/>字段名称_<text:span text:style-name="T21">3:月份<text:tab/></text:span>标签类型:数<text:span text:style-name="T6">字</text:span>框<text:span text:style-name="T6">(1-12)</text:span> <text:span text:style-name="T1"><text:s/></text:span>必填</text:p>
      <text:p text:style-name="P22"><text:tab/><text:tab/><text:tab/><text:tab/>表<text:span text:style-name="T14">头</text:span>字段:</text:p>
      <text:p text:style-name="P22"><text:tab/><text:tab/><text:tab/><text:tab/><text:tab/><text:tab/>字段名称_1:日期</text:p>
      <text:p text:style-name="P22"><text:tab/><text:tab/><text:tab/><text:tab/><text:tab/><text:tab/>字段名称_2:项目名称</text:p>
      <text:p text:style-name="P22"><text:tab/><text:tab/><text:tab/><text:tab/><text:tab/><text:tab/>字段名称_<text:span text:style-name="T14">3</text:span>:收入<text:span text:style-name="T14">(借方)</text:span></text:p>
      <text:p text:style-name="P22"><text:tab/><text:tab/><text:tab/><text:tab/><text:tab/><text:tab/>字段名称_<text:span text:style-name="T14">4</text:span>:支出<text:span text:style-name="T14">(贷方)</text:span></text:p>
      <text:p text:style-name="P22"/>
      <text:p text:style-name="P30"><text:tab/><text:tab/>导航名_<text:span text:style-name="T20">3</text:span>:条件分析</text:p>
      <text:p text:style-name="P9"><text:bookmark-start text:name="__DdeLink__24_78813382712"/><text:tab/><text:tab/><text:tab/>功能名字_<text:span text:style-name="T20">1</text:span>:地区分析 <text:s/>功能类型:网格<text:bookmark-end text:name="__DdeLink__24_78813382712"/></text:p>
      <text:p text:style-name="P9"><text:tab/><text:tab/><text:tab/><text:tab/>搜索字段:</text:p>
      <text:p text:style-name="P9"><text:tab/><text:tab/><text:tab/><text:tab/><text:tab/><text:tab/>字段名称_<text:span text:style-name="T15">1:地区<text:tab/></text:span>标签类型:单选下拉框 可编辑 <text:span text:style-name="T6"><text:s/></text:span>必填</text:p>
      <text:p text:style-name="P32"><text:tab/><text:tab/><text:tab/><text:tab/><text:tab/><text:tab/>字段名称_<text:span text:style-name="T21">2:年份<text:tab/></text:span>标签类型:数<text:span text:style-name="T6">字</text:span>框 <text:span text:style-name="T1"><text:s/></text:span>必填</text:p>
      <text:p text:style-name="P32"><text:tab/><text:tab/><text:tab/><text:tab/><text:tab/><text:tab/>字段名称_<text:span text:style-name="T21">3:月份<text:tab/></text:span>标签类型:数<text:span text:style-name="T6">字</text:span>框<text:span text:style-name="T6">(1-12)</text:span> <text:span text:style-name="T1"><text:s/></text:span>必填</text:p>
      <text:p text:style-name="P9"><text:tab/><text:tab/><text:tab/><text:tab/>表<text:span text:style-name="T15">头</text:span>字段:</text:p>
      <text:p text:style-name="P9"><text:tab/><text:tab/><text:tab/><text:tab/><text:tab/><text:tab/>字段名称_1:日期</text:p>
      <text:p text:style-name="P9"><text:tab/><text:tab/><text:tab/><text:tab/><text:tab/><text:tab/>字段名称_2:地区</text:p>
      <text:p text:style-name="P9"><text:tab/><text:tab/><text:tab/><text:tab/><text:tab/><text:tab/>字段名称_3:上月收入</text:p>
      <text:p text:style-name="P9"><text:tab/><text:tab/><text:tab/><text:tab/><text:tab/><text:tab/>字段名称_<text:span text:style-name="T4">4</text:span>:本月收入</text:p>
      <text:p text:style-name="P9"><text:tab/><text:tab/><text:tab/><text:tab/><text:tab/><text:tab/>字段名称_<text:span text:style-name="T4">5</text:span>:收入差额</text:p>
      <text:p text:style-name="P9"><text:tab/><text:tab/><text:tab/><text:tab/><text:tab/><text:tab/>字段名称_<text:span text:style-name="T6">6</text:span>:收入比例</text:p>
      <text:p text:style-name="P10"><text:tab/><text:tab/><text:tab/><text:tab/><text:tab/><text:tab/>字段名称_<text:span text:style-name="T8">7</text:span>:收入增长<text:span text:style-name="T14">率</text:span></text:p>
      <text:p text:style-name="P10"><text:tab/><text:tab/><text:tab/><text:tab/><text:tab/><text:tab/>字段名称_<text:span text:style-name="T8">8</text:span>:上月支出</text:p>
      <text:p text:style-name="P10"><text:tab/><text:tab/><text:tab/><text:tab/><text:tab/><text:tab/>字段名称_<text:span text:style-name="T8">9</text:span>:本月支出</text:p>
      <text:p text:style-name="P10"><text:tab/><text:tab/><text:tab/><text:tab/><text:tab/><text:tab/>字段名称_<text:span text:style-name="T8">10</text:span>:支出差额</text:p>
      <text:p text:style-name="P10"><text:tab/><text:tab/><text:tab/><text:tab/><text:tab/><text:tab/>字段名称_<text:span text:style-name="T8">11</text:span>:支出比例</text:p>
      <text:p text:style-name="P10"><text:tab/><text:tab/><text:tab/><text:tab/><text:tab/><text:tab/>字段名称_<text:span text:style-name="T8">12</text:span>:支出增长率</text:p>
      <text:p text:style-name="P10"><text:tab/><text:tab/><text:tab/></text:p>
      <text:p text:style-name="P22"><text:tab/><text:tab/><text:tab/>功能名字_<text:span text:style-name="T20">2</text:span>:项目<text:span text:style-name="T14">组</text:span>分析 <text:s/>功能类型:网格</text:p>
      <text:p text:style-name="P22"><text:tab/><text:tab/><text:tab/><text:tab/>搜索字段:</text:p>
      <text:p text:style-name="P22"><text:tab/><text:tab/><text:tab/><text:tab/><text:tab/><text:tab/>字段名称_<text:span text:style-name="T15">1:项目组<text:tab/></text:span>标签类型:单选下拉框 可编辑 <text:span text:style-name="T6"><text:s/></text:span>必填</text:p>
      <text:p text:style-name="P32"><text:tab/><text:tab/><text:tab/><text:tab/><text:tab/><text:tab/>字段名称_<text:span text:style-name="T21">2:年份<text:tab/></text:span>标签类型:数<text:span text:style-name="T6">字</text:span>框 <text:span text:style-name="T1"><text:s/></text:span>必填</text:p>
      <text:p text:style-name="P32"><text:tab/><text:tab/><text:tab/><text:tab/><text:tab/><text:tab/>字段名称_<text:span text:style-name="T21">3:月份<text:tab/></text:span>标签类型:数<text:span text:style-name="T6">字</text:span>框<text:span text:style-name="T6">(1-12)</text:span> <text:span text:style-name="T1"><text:s/></text:span>必填</text:p>
      <text:p text:style-name="P22"><text:tab/><text:tab/><text:tab/><text:tab/>表<text:span text:style-name="T15">头</text:span>字段:</text:p>
      <text:p text:style-name="P22"><text:tab/><text:tab/><text:tab/><text:tab/><text:tab/><text:tab/>字段名称_1:日期</text:p>
      <text:p text:style-name="P25"><text:tab/><text:tab/><text:tab/><text:tab/><text:tab/><text:tab/>字段名称_2: <text:span text:style-name="T9">项目组</text:span></text:p>
      <text:p text:style-name="P22"><text:tab/><text:tab/><text:tab/><text:tab/><text:tab/><text:tab/>字段名称_3:上月收入</text:p>
      <text:p text:style-name="P22"><text:tab/><text:tab/><text:tab/><text:tab/><text:tab/><text:tab/>字段名称_<text:span text:style-name="T4">4</text:span>:本月收入</text:p>
      <text:p text:style-name="P22"><text:tab/><text:tab/><text:tab/><text:tab/><text:tab/><text:tab/>字段名称_<text:span text:style-name="T4">5</text:span>:收入差额</text:p>
      <text:p text:style-name="P22"><text:soft-page-break/><text:tab/><text:tab/><text:tab/><text:tab/><text:tab/><text:tab/>字段名称_<text:span text:style-name="T6">6</text:span>:收入比例</text:p>
      <text:p text:style-name="P22"><text:tab/><text:tab/><text:tab/><text:tab/><text:tab/><text:tab/>字段名称_<text:span text:style-name="T8">7</text:span>:收入增长<text:span text:style-name="T14">率</text:span></text:p>
      <text:p text:style-name="P22"><text:tab/><text:tab/><text:tab/><text:tab/><text:tab/><text:tab/>字段名称_<text:span text:style-name="T8">8</text:span>:上月支出</text:p>
      <text:p text:style-name="P22"><text:tab/><text:tab/><text:tab/><text:tab/><text:tab/><text:tab/>字段名称_<text:span text:style-name="T8">9</text:span>:本月支出</text:p>
      <text:p text:style-name="P22"><text:tab/><text:tab/><text:tab/><text:tab/><text:tab/><text:tab/>字段名称_<text:span text:style-name="T8">10</text:span>:支出差额</text:p>
      <text:p text:style-name="P22"><text:tab/><text:tab/><text:tab/><text:tab/><text:tab/><text:tab/>字段名称_<text:span text:style-name="T8">11</text:span>:支出比例</text:p>
      <text:p text:style-name="P22"><text:tab/><text:tab/><text:tab/><text:tab/><text:tab/><text:tab/>字段名称_<text:span text:style-name="T8">12</text:span>:支出增长率</text:p>
      <text:p text:style-name="P22"/>
      <text:p text:style-name="P25"><text:tab/><text:tab/><text:tab/>功能名字_<text:span text:style-name="T20">3</text:span>:项目名称分析 <text:s/>功能类型:网格</text:p>
      <text:p text:style-name="P25"><text:tab/><text:tab/><text:tab/><text:tab/>搜索字段:</text:p>
      <text:p text:style-name="P25"><text:tab/><text:tab/><text:tab/><text:tab/><text:tab/><text:tab/>字段名称_<text:span text:style-name="T15">1:</text:span>项目名称<text:span text:style-name="T9"><text:tab/></text:span>标签类型:单选下拉框 可编辑 <text:span text:style-name="T6"><text:s/></text:span>必填</text:p>
      <text:p text:style-name="P32"><text:tab/><text:tab/><text:tab/><text:tab/><text:tab/><text:tab/>字段名称_<text:span text:style-name="T21">2:年份<text:tab/></text:span>标签类型:数<text:span text:style-name="T6">字</text:span>框 <text:span text:style-name="T1"><text:s/></text:span>必填</text:p>
      <text:p text:style-name="P32"><text:tab/><text:tab/><text:tab/><text:tab/><text:tab/><text:tab/>字段名称_<text:span text:style-name="T21">3:月份<text:tab/></text:span>标签类型:数<text:span text:style-name="T6">字</text:span>框<text:span text:style-name="T6">(1-12)</text:span> <text:span text:style-name="T1"><text:s/></text:span>必填</text:p>
      <text:p text:style-name="P25"><text:tab/><text:tab/><text:tab/><text:tab/>表<text:span text:style-name="T15">头</text:span>字段:</text:p>
      <text:p text:style-name="P25"><text:tab/><text:tab/><text:tab/><text:tab/><text:tab/><text:tab/>字段名称_1:日期</text:p>
      <text:p text:style-name="P25"><text:tab/><text:tab/><text:tab/><text:tab/><text:tab/><text:tab/>字段名称_2: 项目名称</text:p>
      <text:p text:style-name="P25"><text:tab/><text:tab/><text:tab/><text:tab/><text:tab/><text:tab/>字段名称_3:上月收入</text:p>
      <text:p text:style-name="P25"><text:tab/><text:tab/><text:tab/><text:tab/><text:tab/><text:tab/>字段名称_<text:span text:style-name="T4">4</text:span>:本月收入</text:p>
      <text:p text:style-name="P25"><text:tab/><text:tab/><text:tab/><text:tab/><text:tab/><text:tab/>字段名称_<text:span text:style-name="T4">5</text:span>:收入差额</text:p>
      <text:p text:style-name="P25"><text:tab/><text:tab/><text:tab/><text:tab/><text:tab/><text:tab/>字段名称_<text:span text:style-name="T6">6</text:span>:收入比例</text:p>
      <text:p text:style-name="P25"><text:tab/><text:tab/><text:tab/><text:tab/><text:tab/><text:tab/>字段名称_<text:span text:style-name="T8">7</text:span>:收入增长<text:span text:style-name="T14">率</text:span></text:p>
      <text:p text:style-name="P25"><text:tab/><text:tab/><text:tab/><text:tab/><text:tab/><text:tab/>字段名称_<text:span text:style-name="T8">8</text:span>:上月支出</text:p>
      <text:p text:style-name="P25"><text:tab/><text:tab/><text:tab/><text:tab/><text:tab/><text:tab/>字段名称_<text:span text:style-name="T8">9</text:span>:本月支出</text:p>
      <text:p text:style-name="P25"><text:tab/><text:tab/><text:tab/><text:tab/><text:tab/><text:tab/>字段名称_<text:span text:style-name="T8">10</text:span>:支出差额</text:p>
      <text:p text:style-name="P25"><text:tab/><text:tab/><text:tab/><text:tab/><text:tab/><text:tab/>字段名称_<text:span text:style-name="T8">11</text:span>:支出比例</text:p>
      <text:p text:style-name="P25"><text:tab/><text:tab/><text:tab/><text:tab/><text:tab/><text:tab/>字段名称_<text:span text:style-name="T8">12</text:span>:支出增长率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11-14T09:10:20.123890729</dc:date>
    <meta:editing-duration>P4DT7H11M21S</meta:editing-duration>
    <meta:editing-cycles>306</meta:editing-cycles>
    <meta:generator>LibreOffice/5.1.3.2$Linux_X86_64 LibreOffice_project/10$Build-2</meta:generator>
    <meta:document-statistic meta:table-count="0" meta:image-count="0" meta:object-count="0" meta:page-count="4" meta:paragraph-count="147" meta:word-count="1815" meta:character-count="3011" meta:non-whitespace-character-count="2112"/>
  </office:meta>
</office:document-meta>
</file>